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/>
    </style:style>
    <style:style style:name="P19" style:parent-style-name="Standard" style:family="paragraph">
      <style:text-properties fo:font-weight="bold" style:font-weight-asian="bold"/>
    </style:style>
    <style:style style:name="P20" style:parent-style-name="Standard" style:family="paragraph">
      <style:text-properties fo:font-weight="bold" style:font-weight-asian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CURRICULUM VITAE</text:p>
      <text:p text:style-name="P3"/>
      <text:p text:style-name="P4">DATOS PERSONALES</text:p>
      <text:p text:style-name="P5"/>
      <text:p text:style-name="Standard">Nombre y Apellido: Braulia Becerra Chamizo</text:p>
      <text:p text:style-name="Standard">D.N.I: 47000665-G</text:p>
      <text:p text:style-name="Standard">Fecha de Nacimiento: 26/06/1979</text:p>
      <text:p text:style-name="Standard">Dirección: C/ Francisco Huet Nº 49</text:p>
      <text:p text:style-name="Standard">C.P: 41370 Cazalla<text:s/>de la Sierra</text:p>
      <text:p text:style-name="Standard">Permiso de conducir: B ( vehículo propio )</text:p>
      <text:p text:style-name="Standard">Teléfono:<text:s/><text:span text:style-name="T6">686120950</text:span></text:p>
      <text:p text:style-name="Standard"/>
      <text:p text:style-name="P7">FORMACIÓN ACADÉMICA</text:p>
      <text:p text:style-name="Standard"/>
      <text:p text:style-name="Standard"><text:span text:style-name="T8">Título de Graduado Escolar</text:span>. Colegio San José de Calazam. La Puebla de los Infantes.<text:s/></text:p>
      <text:p text:style-name="Standard"/>
      <text:p text:style-name="P9">FORMACIÓN COMPLEMENTARIA</text:p>
      <text:p text:style-name="Standard"/>
      <text:p text:style-name="Standard"><text:span text:style-name="T10">El Celador en la Sanidad.<text:s/></text:span>300 horas. Gobierno<text:s/>Canario. Escuela de Servicios Sanitarios y Sociales de Canaria. Marzo 2017</text:p>
      <text:p text:style-name="Standard"><text:span text:style-name="T11">Restauración de Muebles</text:span>. La Puebla de Los Infantes. 36 horas. Mayo a Junio 2003</text:p>
      <text:p text:style-name="Standard"><text:span text:style-name="T12">Cítricos: Poda.</text:span><text:s/>Federación Agroalimentaria de C.C.O.O. 40 horas. Marzo 2004</text:p>
      <text:p text:style-name="Standard"><text:span text:style-name="T13">Poda de Cítricos</text:span>. Abril<text:s/>2013. 40 horas. Abril 2003</text:p>
      <text:p text:style-name="Standard"><text:span text:style-name="T14">Comunicación en Lenguaje de Signos Española</text:span>. Ayuntamiento de la Puebla de Los Infantes. 534 horas. Marzo a Agosto 2007</text:p>
      <text:p text:style-name="Standard"><text:span text:style-name="T15">Cultivos de Setas</text:span>. La Puebla de Los Infantes. 60 horas. Abril 2004</text:p>
      <text:p text:style-name="Standard"><text:span text:style-name="T16">Gestión del Turismo Rural</text:span>. Ayuntamiento de<text:s/>Cazalla de la Sierra y Consejería de Trabajo (Junta de Andalucía) y Diputación de Sevilla. 2.800 horas teóricas prácticas. Abril 1998</text:p>
      <text:p text:style-name="Standard"><text:span text:style-name="T17"><text:s/>Movilización de pacientes para celadores.<text:s/></text:span>Fysa Formación C.C.O.O, 100 horas. Mayo 2019</text:p>
      <text:p text:style-name="Standard"><text:span text:style-name="T18">Celador sanitario.</text:span><text:s/>Pleniestudio, centro de formación. 300 horas de teoría y 100 horas de prácticas</text:p>
      <text:p text:style-name="Standard">(HOSPITAL QUIRON SALUD SAGRADO CORAZON, SEVILLA)</text:p>
      <text:p text:style-name="Standard"/>
      <text:p text:style-name="P19">INFORMÁTICA</text:p>
      <text:p text:style-name="P20"/>
      <text:p text:style-name="Standard"><text:span text:style-name="T21">Tratamiento de Textos Word</text:span>. 30 horas. Federación Agroalimentaria de UGT. La Puebla de Los Infantes. Mayo2003</text:p>
      <text:p text:style-name="Standard"><text:span text:style-name="T22">Introducción a Inte</text:span><text:span text:style-name="T23">rnet</text:span>. 30 horas. <text:s/>Federación Agroalimentaria de UGT. La Puebla de Los Infantes. Mayo 2003</text:p>
      <text:p text:style-name="Standard"><text:span text:style-name="T24">Hoja Calculo Excel</text:span>. 30 horas. <text:s/>Federación Agroalimentaria de UGT. La Puebla de Los Infantes. Mayo 2003</text:p>
      <text:p text:style-name="Standard"/>
      <text:p text:style-name="P25">EXPERIENCIA LABORAL</text:p>
      <text:p text:style-name="Standard"/>
      <text:p text:style-name="Standard"><text:span text:style-name="T26">Peón de la Construcción y Limpiadora</text:span>. Ayuntamiento de Cazalla de la Sierra. Diciembre 2015; Enero 2014; Noviembre 2011; Diciembre 2009;</text:p>
      <text:p text:style-name="Standard"><text:span text:style-name="T27">Peón Agrícola</text:span>. En diferentes empresas durante diferentes campañas agrícolas. Agosto 1998 a Noviembre 2011; Enero 2012 a la actualidad.</text:p>
      <text:p text:style-name="Standard">Empresas: Ninojosa Martínez<text:s/>Ana; Hermanos Paniagua Hinojosa, S.L; Ariza Castro Mercedes; Enfese S.A; Rueda López Juan; Corbasa S.A.; Agrícola HP; Frutos del Guadalquivir, S.A...etc.</text:p>
      <text:p text:style-name="Standard"><text:span text:style-name="T28">Peón de la Construcción</text:span>. Ayuntamiento de La Puebla de los Infantes. Agosto 2008; Junio 2006; Noviembre 2002; Junio 2000; Diciembre 2001; Diciembre 2000; Diciembre 1999; <text:s/>Diciembre 1998.</text:p>
      <text:p text:style-name="Standard"><text:span text:style-name="T29">Azafata de Feria de Muestra</text:span>. Ayuntamiento de La Puebla de Los Infantes. Octubre 2007; Febrero 2007; Diciembre 2005; Octubre 2005; Febrero 2005; Diciembre 2003; Diciembre 2002.</text:p>
      <text:soft-page-break/>
      <text:p text:style-name="Standard"><text:span text:style-name="T30">Gestión del Turismo Rural</text:span>. Diputación Provincial de Sevilla y Ayuntamiento de Cazalla de la Sierra. Iniciativa Comunitaria Youthstart. Enero 1997 a Diciembre 1997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576in" fo:margin-left="0.6041in" fo:margin-bottom="0.7854in" fo:margin-right="0.580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aulia becerra chamizo</dc:creator>
    <meta:creation-date>2019-09-13T12:06:00Z</meta:creation-date>
    <dc:date>2020-04-15T14:40:00Z</dc:date>
    <meta:template xlink:href="Normal" xlink:type="simple"/>
    <meta:editing-cycles>7</meta:editing-cycles>
    <meta:editing-duration>PT1380S</meta:editing-duration>
    <meta:document-statistic meta:page-count="2" meta:paragraph-count="5" meta:word-count="408" meta:character-count="2650" meta:row-count="18" meta:non-whitespace-character-count="2247"/>
  </office:meta>
</office:document-meta>
</file>